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bold"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bold"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bold"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bold"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bold"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bold"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bold"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bold"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bold"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bold" fo:font-family="Calibri" style:font-family-asian="Calibri" style:font-family-complex="Calibri" fo:background-color="transparent" style:use-window-font-color="true"/>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bold" fo:font-family="Calibri" style:font-family-asian="Calibri" style:font-family-complex="Calibri" fo:background-color="transparent" style:use-window-font-color="true"/>
    </style:style>
    <style:style style:name="T148" style:family="text">
      <style:text-properties fo:font-size="12.00pt" fo:font-weight="bold" fo:font-family="Calibri" style:font-family-asian="Calibri" style:font-family-complex="Calibri" fo:background-color="transparent" fo:color="#c0504d"/>
    </style:style>
    <style:style style:name="T149" style:family="text">
      <style:text-properties fo:font-size="12.00pt" fo:font-weight="bold"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bold"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bold"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2.00pt" fo:font-weight="bold"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2.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bold" fo:font-family="Calibri" style:font-family-asian="Calibri" style:font-family-complex="Calibri"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bold"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bold"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style:use-window-font-color="true"/>
    </style:style>
    <style:style style:name="T181" style:family="text">
      <style:text-properties fo:font-size="12.00pt" fo:font-weight="bold" fo:font-family="Calibri" style:font-family-asian="Calibri" style:font-family-complex="Calibri" fo:background-color="transparent" style:use-window-font-color="true"/>
    </style:style>
    <style:style style:name="T182" style:family="text">
      <style:text-properties fo:font-size="12.00pt" fo:font-weight="normal" fo:font-family="Calibri" style:font-family-asian="Calibri" style:font-family-complex="Calibri"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bold" fo:font-family="Calibri" style:font-family-asian="Calibri" style:font-family-complex="Calibri"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2.00pt" fo:font-weight="bold"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2.00pt" fo:font-weight="bold" fo:font-family="Calibri" style:font-family-asian="Calibri" style:font-family-complex="Calibri" fo:background-color="transparent" style:use-window-font-color="true"/>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2.00pt" fo:font-weight="bold" fo:font-family="Calibri" style:font-family-asian="Calibri" style:font-family-complex="Calibri" fo:background-color="transparent" style:use-window-font-color="true"/>
    </style:style>
    <style:style style:name="T191" style:family="text">
      <style:text-properties fo:font-size="12.00pt" fo:font-weight="normal" fo:font-family="Calibri" style:font-family-asian="Calibri" style:font-family-complex="Calibri" fo:background-color="transparent" style:use-window-font-color="true"/>
    </style:style>
    <style:style style:name="T192" style:family="text">
      <style:text-properties fo:font-size="12.00pt" fo:font-weight="normal"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2.00pt" fo:font-weight="normal" fo:font-family="Calibri" style:font-family-asian="Calibri" style:font-family-complex="Calibri" fo:background-color="transparent" fo:color="#c0504d"/>
    </style:style>
    <style:style style:name="T195" style:family="text">
      <style:text-properties fo:font-size="12.00pt" fo:font-weight="bold" fo:font-family="Calibri" style:font-family-asian="Calibri" style:font-family-complex="Calibri" fo:background-color="transparent" style:use-window-font-color="true"/>
    </style:style>
    <style:style style:name="T196" style:family="text">
      <style:text-properties fo:font-size="12.00pt" fo:font-weight="normal" fo:font-family="Calibri" style:font-family-asian="Calibri" style:font-family-complex="Calibri" fo:background-color="transparent" style:use-window-font-color="true"/>
    </style:style>
    <style:style style:name="T197" style:family="text">
      <style:text-properties fo:font-size="12.00pt" fo:font-weight="bold" fo:font-family="Calibri" style:font-family-asian="Calibri" style:font-family-complex="Calibri" fo:background-color="transparent" style:use-window-font-color="true"/>
    </style:style>
    <style:style style:name="T198" style:family="text">
      <style:text-properties fo:font-size="12.00pt" fo:font-weight="normal" fo:font-family="Calibri" style:font-family-asian="Calibri" style:font-family-complex="Calibri" fo:background-color="transparent" style:use-window-font-color="true"/>
    </style:style>
    <style:style style:name="T199" style:family="text">
      <style:text-properties fo:font-size="12.00pt" fo:font-weight="bold" fo:font-family="Calibri" style:font-family-asian="Calibri" style:font-family-complex="Calibri" fo:background-color="transparent" style:use-window-font-color="true"/>
    </style:style>
    <style:style style:name="T200" style:family="text">
      <style:text-properties fo:font-size="12.00pt" fo:font-weight="normal" fo:font-family="Calibri" style:font-family-asian="Calibri" style:font-family-complex="Calibri" fo:background-color="transparent" style:use-window-font-color="true"/>
    </style:style>
    <style:style style:name="T201" style:family="text">
      <style:text-properties fo:font-size="12.00pt" fo:font-weight="bold" fo:font-family="Calibri" style:font-family-asian="Calibri" style:font-family-complex="Calibri" fo:background-color="transparent" style:use-window-font-color="true"/>
    </style:style>
    <style:style style:name="T202" style:family="text">
      <style:text-properties fo:font-size="12.00pt" fo:font-weight="normal" fo:font-family="Calibri" style:font-family-asian="Calibri" style:font-family-complex="Calibri" fo:background-color="transparent" style:use-window-font-color="true"/>
    </style:style>
    <style:style style:name="T203" style:family="text">
      <style:text-properties fo:font-size="12.00pt" fo:font-weight="bold" fo:font-family="Calibri" style:font-family-asian="Calibri" style:font-family-complex="Calibri" fo:background-color="transparent" style:use-window-font-color="true"/>
    </style:style>
    <style:style style:name="T204" style:family="text">
      <style:text-properties fo:font-size="12.00pt" fo:font-weight="normal" fo:font-family="Calibri" style:font-family-asian="Calibri" style:font-family-complex="Calibri" fo:background-color="transparent" style:use-window-font-color="true"/>
    </style:style>
    <style:style style:name="T205" style:family="text">
      <style:text-properties fo:font-size="12.00pt" fo:font-weight="bold" fo:font-family="Calibri" style:font-family-asian="Calibri" style:font-family-complex="Calibri" fo:background-color="transparent" style:use-window-font-color="true"/>
    </style:style>
    <style:style style:name="T206" style:family="text">
      <style:text-properties fo:font-size="12.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bold" fo:font-family="Calibri" style:font-family-asian="Calibri" style:font-family-complex="Calibri" fo:background-color="transparent" style:use-window-font-color="true"/>
    </style:style>
    <style:style style:name="T209" style:family="text">
      <style:text-properties fo:font-size="12.00pt" fo:font-weight="normal" fo:font-family="Calibri" style:font-family-asian="Calibri" style:font-family-complex="Calibri" fo:background-color="transparent" style:use-window-font-color="true"/>
    </style:style>
    <style:style style:name="T210" style:family="text">
      <style:text-properties fo:font-size="12.00pt" fo:font-weight="bold" fo:font-family="Calibri" style:font-family-asian="Calibri" style:font-family-complex="Calibri" fo:background-color="transparent" style:use-window-font-color="true"/>
    </style:style>
    <style:style style:name="T211" style:family="text">
      <style:text-properties fo:font-size="12.00pt" fo:font-weight="normal" fo:font-family="Calibri" style:font-family-asian="Calibri" style:font-family-complex="Calibri" fo:background-color="transparent" style:use-window-font-color="true"/>
    </style:style>
    <style:style style:name="T212" style:family="text">
      <style:text-properties fo:font-size="12.00pt" fo:font-weight="bold" fo:font-family="Calibri" style:font-family-asian="Calibri" style:font-family-complex="Calibri" fo:background-color="transparent" style:use-window-font-color="true"/>
    </style:style>
    <style:style style:name="T213" style:family="text">
      <style:text-properties fo:font-size="12.00pt" fo:font-weight="normal" fo:font-family="Calibri" style:font-family-asian="Calibri" style:font-family-complex="Calibri" fo:background-color="transparent" style:use-window-font-color="true"/>
    </style:style>
    <style:style style:name="T214" style:family="text">
      <style:text-properties fo:font-size="12.00pt" fo:font-weight="bold" fo:font-family="Calibri" style:font-family-asian="Calibri" style:font-family-complex="Calibri" fo:background-color="transparent" style:use-window-font-color="true"/>
    </style:style>
    <style:style style:name="T215" style:family="text">
      <style:text-properties fo:font-size="12.00pt" fo:font-weight="normal" fo:font-family="Calibri" style:font-family-asian="Calibri" style:font-family-complex="Calibri" fo:background-color="transparent" style:use-window-font-color="true"/>
    </style:style>
    <style:style style:name="T216" style:family="text">
      <style:text-properties fo:font-size="12.00pt" fo:font-weight="bold" fo:font-family="Calibri" style:font-family-asian="Calibri" style:font-family-complex="Calibri" fo:background-color="transparent" style:use-window-font-color="true"/>
    </style:style>
    <style:style style:name="T217" style:family="text">
      <style:text-properties fo:font-size="12.00pt" fo:font-weight="normal" fo:font-family="Calibri" style:font-family-asian="Calibri" style:font-family-complex="Calibri" fo:background-color="transparent" style:use-window-font-color="true"/>
    </style:style>
    <style:style style:name="T218" style:family="text">
      <style:text-properties fo:font-size="12.00pt" fo:font-weight="bold" fo:font-family="Calibri" style:font-family-asian="Calibri" style:font-family-complex="Calibri" fo:background-color="transparent" style:use-window-font-color="true"/>
    </style:style>
    <style:style style:name="T219" style:family="text">
      <style:text-properties fo:font-size="12.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top="12.00p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left" fo:margin-left="-18.00pt" fo:text-indent="18.00pt"/>
    </style:style>
    <style:style style:name="P11" style:family="paragraph">
      <style:paragraph-properties fo:line-height="100.00%" fo:text-align="left" fo:margin-left="18.00pt" fo:text-indent="18.00pt" fo:margin-top="12.00pt"/>
    </style:style>
    <style:style style:name="P12" style:family="paragraph">
      <style:paragraph-properties fo:line-height="100.00%" fo:text-align="left" fo:margin-left="18.00pt" fo:text-indent="18.00pt" fo:margin-top="12.00pt" fo:margin-bottom="12.00pt"/>
    </style:style>
    <style:style style:name="P13" style:family="paragraph">
      <style:paragraph-properties fo:line-height="115.00%" fo:text-align="left" fo:margin-top="12.00pt" fo:margin-bottom="12.00pt"/>
    </style:style>
    <style:style style:name="P14" style:family="paragraph">
      <style:paragraph-properties fo:line-height="115.00%" fo:text-align="left" fo:margin-left="18.00pt" fo:text-indent="0.00pt" fo:margin-top="12.00pt" fo:margin-bottom="12.00pt"/>
    </style:style>
    <style:style style:name="P15" style:family="paragraph">
      <style:paragraph-properties fo:line-height="115.00%" fo:text-align="left" fo:margin-top="12.00pt" fo:margin-bottom="12.00pt"/>
    </style:style>
    <style:style style:name="P16" style:family="paragraph">
      <style:paragraph-properties fo:line-height="115.00%" fo:text-align="left" fo:margin-left="18.00pt" fo:text-indent="0.00pt" fo:margin-top="12.00pt" fo:margin-bottom="12.00pt"/>
    </style:style>
    <style:style style:name="P17" style:family="paragraph">
      <style:paragraph-properties fo:line-height="115.00%" fo:text-align="left" fo:margin-top="12.00pt" fo:margin-bottom="12.00pt"/>
    </style:style>
    <style:style style:name="P18" style:family="paragraph">
      <style:paragraph-properties fo:line-height="115.00%" fo:text-align="left" fo:margin-left="18.00pt" fo:text-indent="0.00pt" fo:margin-top="12.00pt" fo:margin-bottom="12.00pt"/>
    </style:style>
    <style:style style:name="P19" style:family="paragraph">
      <style:paragraph-properties fo:line-height="115.00%" fo:text-align="left" fo:margin-top="12.00pt" fo:margin-bottom="12.00pt"/>
    </style:style>
    <style:style style:name="P20" style:family="paragraph">
      <style:paragraph-properties fo:line-height="115.00%" fo:text-align="left" fo:margin-left="18.00pt" fo:text-indent="0.00pt" fo:margin-top="12.00pt" fo:margin-bottom="12.00pt"/>
    </style:style>
    <style:style style:name="P21" style:family="paragraph">
      <style:paragraph-properties fo:line-height="115.00%" fo:text-align="left" fo:margin-top="12.00pt" fo:margin-bottom="12.00pt"/>
    </style:style>
    <style:style style:name="P22" style:family="paragraph">
      <style:paragraph-properties fo:line-height="115.00%" fo:text-align="left" fo:margin-left="18.00pt" fo:text-indent="0.00pt" fo:margin-top="12.00pt" fo:margin-bottom="12.00pt"/>
    </style:style>
    <style:style style:name="P23" style:family="paragraph">
      <style:paragraph-properties fo:line-height="115.00%" fo:text-align="left" fo:margin-top="12.00pt" fo:margin-bottom="12.00pt"/>
    </style:style>
    <style:style style:name="P24" style:family="paragraph">
      <style:paragraph-properties fo:line-height="115.00%" fo:text-align="left" fo:margin-left="18.00pt" fo:text-indent="0.00pt" fo:margin-top="12.00pt" fo:margin-bottom="12.00pt"/>
    </style:style>
    <style:style style:name="P25" style:family="paragraph">
      <style:paragraph-properties fo:line-height="115.00%" fo:text-align="left" fo:margin-top="12.00pt" fo:margin-bottom="12.00pt"/>
    </style:style>
    <style:style style:name="P26" style:family="paragraph">
      <style:paragraph-properties fo:line-height="115.00%" fo:text-align="left"/>
    </style:style>
    <style:style style:name="P27" style:family="paragraph">
      <style:paragraph-properties fo:line-height="115.00%" fo:text-align="left" fo:margin-top="12.00pt" fo:margin-bottom="12.00pt"/>
    </style:style>
    <style:style style:name="P28" style:family="paragraph">
      <style:paragraph-properties fo:line-height="115.00%" fo:text-align="left" fo:margin-left="18.00pt" fo:text-indent="0.00pt" fo:margin-top="12.00pt" fo:margin-bottom="12.00pt"/>
    </style:style>
    <style:style style:name="P29" style:family="paragraph">
      <style:paragraph-properties fo:line-height="115.00%" fo:text-align="left" fo:margin-top="12.00pt" fo:margin-bottom="12.00pt"/>
    </style:style>
    <style:style style:name="P30" style:family="paragraph">
      <style:paragraph-properties fo:line-height="115.00%" fo:text-align="left" fo:margin-left="18.00pt" fo:text-indent="0.00pt" fo:margin-top="12.00pt" fo:margin-bottom="12.00pt"/>
    </style:style>
    <style:style style:name="P31" style:family="paragraph">
      <style:paragraph-properties fo:line-height="115.00%" fo:text-align="left" fo:margin-top="12.00pt" fo:margin-bottom="12.00pt"/>
    </style:style>
    <style:style style:name="P32" style:family="paragraph">
      <style:paragraph-properties fo:line-height="115.00%" fo:text-align="left" fo:margin-left="18.00pt" fo:text-indent="0.00pt" fo:margin-top="12.00pt" fo:margin-bottom="12.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top="12.00pt"/>
    </style:style>
    <style:style style:name="P34" style:family="paragraph">
      <style:paragraph-properties fo:line-height="115.00%" fo:text-align="left" fo:margin-left="-18.00pt" fo:text-indent="18.00pt"/>
    </style:style>
    <style:style style:name="P35" style:family="paragraph">
      <style:paragraph-properties fo:line-height="115.00%" fo:text-align="left" fo:margin-left="-18.00pt" fo:text-indent="18.00pt" fo:margin-bottom="12.00pt"/>
    </style:style>
    <style:style style:name="P36" style:family="paragraph">
      <style:paragraph-properties fo:line-height="115.00%" fo:text-align="left" fo:margin-top="12.00pt" fo:margin-bottom="12.00pt"/>
    </style:style>
    <style:style style:name="P37" style:family="paragraph">
      <style:paragraph-properties fo:line-height="115.00%" fo:text-align="left"/>
    </style:style>
    <style:style style:name="P38" style:family="paragraph">
      <style:paragraph-properties fo:line-height="115.00%" fo:text-align="left" fo:margin-top="12.00pt" fo:margin-bottom="12.00pt"/>
    </style:style>
    <style:style style:name="P39" style:family="paragraph">
      <style:paragraph-properties fo:line-height="115.00%" fo:text-align="left" fo:margin-left="18.00pt" fo:text-indent="0.00pt" fo:margin-top="12.00pt" fo:margin-bottom="12.00pt"/>
    </style:style>
    <style:style style:name="P40" style:family="paragraph">
      <style:paragraph-properties fo:line-height="115.00%" fo:text-align="left" fo:margin-top="12.00pt" fo:margin-bottom="12.00pt"/>
    </style:style>
    <style:style style:name="P41" style:family="paragraph">
      <style:paragraph-properties fo:line-height="115.00%" fo:text-align="left" fo:margin-left="18.00pt" fo:text-indent="0.00pt" fo:margin-top="12.00pt" fo:margin-bottom="12.00pt"/>
    </style:style>
    <style:style style:name="P42" style:family="paragraph">
      <style:paragraph-properties fo:line-height="115.00%" fo:text-align="left" fo:margin-top="12.00pt" fo:margin-bottom="12.00pt"/>
    </style:style>
    <style:style style:name="P43" style:family="paragraph">
      <style:paragraph-properties fo:line-height="115.00%" fo:text-align="left" fo:margin-left="18.00pt" fo:text-indent="0.00pt" fo:margin-top="12.00pt" fo:margin-bottom="12.00pt"/>
    </style:style>
    <style:style style:name="P44" style:family="paragraph">
      <style:paragraph-properties fo:line-height="115.00%" fo:text-align="left" fo:margin-top="12.00pt" fo:margin-bottom="12.00pt"/>
    </style:style>
    <style:style style:name="P45" style:family="paragraph">
      <style:paragraph-properties fo:line-height="115.00%" fo:text-align="left" fo:margin-left="18.00pt" fo:text-indent="0.00pt" fo:margin-top="12.00pt" fo:margin-bottom="12.00pt"/>
    </style:style>
    <style:style style:name="P46" style:family="paragraph">
      <style:paragraph-properties fo:line-height="115.00%" fo:text-align="left" fo:margin-top="12.00pt" fo:margin-bottom="12.00pt"/>
    </style:style>
    <style:style style:name="P47" style:family="paragraph">
      <style:paragraph-properties fo:line-height="115.00%" fo:text-align="left" fo:margin-left="18.00pt" fo:text-indent="0.00pt" fo:margin-top="12.00pt" fo:margin-bottom="12.00pt"/>
    </style:style>
    <style:style style:name="P48" style:family="paragraph">
      <style:paragraph-properties fo:line-height="115.00%" fo:text-align="left" fo:margin-top="12.00pt" fo:margin-bottom="12.00pt"/>
    </style:style>
    <style:style style:name="P49" style:family="paragraph">
      <style:paragraph-properties fo:line-height="115.00%" fo:text-align="left"/>
    </style:style>
    <style:style style:name="P50" style:family="paragraph">
      <style:paragraph-properties fo:line-height="115.00%" fo:text-align="left" fo:margin-top="12.00pt" fo:margin-bottom="12.00pt"/>
    </style:style>
    <style:style style:name="P51" style:family="paragraph">
      <style:paragraph-properties fo:line-height="115.00%" fo:text-align="left" fo:margin-left="18.00pt" fo:text-indent="0.00pt" fo:margin-top="12.00pt" fo:margin-bottom="12.00pt"/>
    </style:style>
    <style:style style:name="P52" style:family="paragraph">
      <style:paragraph-properties fo:line-height="115.00%" fo:text-align="left" fo:margin-top="12.00pt" fo:margin-bottom="12.00pt"/>
    </style:style>
    <style:style style:name="P53" style:family="paragraph">
      <style:paragraph-properties fo:line-height="115.00%" fo:text-align="left" fo:margin-left="18.00pt" fo:text-indent="0.00pt" fo:margin-top="12.00pt" fo:margin-bottom="12.00pt"/>
    </style:style>
    <style:style style:name="P54" style:family="paragraph">
      <style:paragraph-properties fo:line-height="115.00%" fo:text-align="left" fo:margin-top="12.00pt" fo:margin-bottom="12.00pt"/>
    </style:style>
    <style:style style:name="P55" style:family="paragraph">
      <style:paragraph-properties fo:line-height="115.00%" fo:text-align="left" fo:margin-left="18.00pt" fo:text-indent="0.00pt" fo:margin-top="12.00pt" fo:margin-bottom="12.00pt"/>
    </style:style>
    <style:style style:name="P56" style:family="paragraph">
      <style:paragraph-properties fo:line-height="115.00%" fo:text-align="left" fo:margin-top="12.00pt" fo:margin-bottom="12.00pt"/>
    </style:style>
    <style:style style:name="P57" style:family="paragraph">
      <style:paragraph-properties fo:line-height="115.00%" fo:text-align="left" fo:margin-left="18.00pt" fo:text-indent="0.00pt" fo:margin-top="12.00pt" fo:margin-bottom="12.00pt"/>
    </style:style>
    <style:style style:name="P58" style:family="paragraph">
      <style:paragraph-properties fo:line-height="115.00%" fo:text-align="left" fo:margin-top="12.00pt" fo:margin-bottom="12.00pt"/>
    </style:style>
    <style:style style:name="P59" style:family="paragraph">
      <style:paragraph-properties fo:line-height="115.00%" fo:text-align="left"/>
    </style:style>
    <style:style style:name="P60" style:family="paragraph">
      <style:paragraph-properties fo:line-height="115.00%" fo:text-align="left" fo:margin-top="12.00pt" fo:margin-bottom="12.00pt"/>
    </style:style>
    <style:style style:name="P61" style:family="paragraph">
      <style:paragraph-properties fo:line-height="115.00%" fo:text-align="left" fo:margin-left="18.00pt" fo:text-indent="0.00pt" fo:margin-top="12.00pt" fo:margin-bottom="12.00pt"/>
    </style:style>
    <style:style style:name="P62" style:family="paragraph">
      <style:paragraph-properties fo:line-height="115.00%" fo:text-align="left" fo:margin-top="12.00pt" fo:margin-bottom="12.00pt"/>
    </style:style>
    <style:style style:name="P63" style:family="paragraph">
      <style:paragraph-properties fo:line-height="115.00%" fo:text-align="left" fo:margin-left="18.00pt" fo:text-indent="0.00pt" fo:margin-top="12.00pt" fo:margin-bottom="12.00pt"/>
    </style:style>
    <style:style style:name="P64" style:family="paragraph">
      <style:paragraph-properties fo:line-height="115.00%" fo:text-align="left" fo:margin-top="12.00pt" fo:margin-bottom="12.00pt"/>
    </style:style>
    <style:style style:name="P65" style:family="paragraph">
      <style:paragraph-properties fo:line-height="115.00%" fo:text-align="left" fo:margin-left="18.00pt" fo:text-indent="0.00pt" fo:margin-top="12.00pt" fo:margin-bottom="12.00pt"/>
    </style:style>
    <style:style style:name="P66" style:family="paragraph">
      <style:paragraph-properties fo:line-height="115.00%" fo:text-align="left" fo:margin-top="12.00pt" fo:margin-bottom="12.00pt"/>
    </style:style>
    <style:style style:name="P67" style:family="paragraph">
      <style:paragraph-properties fo:line-height="115.00%" fo:text-align="left" fo:margin-left="18.00pt" fo:text-indent="0.00pt" fo:margin-top="12.00pt" fo:margin-bottom="12.00pt"/>
    </style:style>
    <style:style style:name="P68" style:family="paragraph">
      <style:paragraph-properties fo:line-height="115.00%" fo:text-align="lef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fo:margin-left="18.00pt" fo:text-indent="0.00pt" fo:margin-top="12.00pt" fo:margin-bottom="12.00pt"/>
    </style:style>
    <style:style style:name="P71" style:family="paragraph">
      <style:paragraph-properties fo:line-height="115.00%" fo:text-align="left" fo:margin-top="12.00pt" fo:margin-bottom="12.00pt"/>
    </style:style>
    <style:style style:name="P72" style:family="paragraph">
      <style:paragraph-properties fo:line-height="115.00%" fo:text-align="left" fo:margin-left="18.00pt" fo:text-indent="0.00pt" fo:margin-top="12.00pt" fo:margin-bottom="12.00pt"/>
    </style:style>
    <style:style style:name="P73" style:family="paragraph">
      <style:paragraph-properties fo:line-height="115.00%" fo:text-align="left" fo:margin-top="12.00pt" fo:margin-bottom="12.00pt"/>
    </style:style>
    <style:style style:name="P74" style:family="paragraph">
      <style:paragraph-properties fo:line-height="115.00%" fo:text-align="left" fo:margin-left="18.00pt" fo:text-indent="0.00pt" fo:margin-top="12.00pt" fo:margin-bottom="12.00pt"/>
    </style:style>
    <style:style style:name="P75" style:family="paragraph">
      <style:paragraph-properties fo:line-height="115.00%" fo:text-align="left" fo:margin-top="12.00pt" fo:margin-bottom="12.00pt"/>
    </style:style>
    <style:style style:name="P76" style:family="paragraph">
      <style:paragraph-properties fo:line-height="115.00%" fo:text-align="left"/>
    </style:style>
    <style:style style:name="P77" style:family="paragraph">
      <style:paragraph-properties fo:line-height="115.00%" fo:text-align="left" fo:margin-top="12.00pt" fo:margin-bottom="12.00pt"/>
    </style:style>
    <style:style style:name="P78" style:family="paragraph">
      <style:paragraph-properties fo:line-height="115.00%" fo:text-align="left" fo:margin-left="18.00pt" fo:text-indent="0.00pt" fo:margin-top="12.00pt" fo:margin-bottom="12.00pt"/>
    </style:style>
    <style:style style:name="P79" style:family="paragraph">
      <style:paragraph-properties fo:line-height="115.00%" fo:text-align="left" fo:margin-top="12.00pt" fo:margin-bottom="12.00pt"/>
    </style:style>
    <style:style style:name="P80" style:family="paragraph">
      <style:paragraph-properties fo:line-height="115.00%" fo:text-align="left" fo:margin-left="18.00pt" fo:text-indent="0.00pt" fo:margin-top="12.00pt" fo:margin-bottom="12.00pt"/>
    </style:style>
    <style:style style:name="P81" style:family="paragraph">
      <style:paragraph-properties fo:line-height="115.00%" fo:text-align="left" fo:margin-top="12.00pt" fo:margin-bottom="12.00pt"/>
    </style:style>
    <style:style style:name="P82"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p>
        </text:list-item>
        <text:list-item>
          <text:p text:style-name="P3"><text:span text:style-name="T5">Starbucks in India Wiki Page:<text:s/></text:span><text:a xlink:href="https://en.wikipedia.org/wiki/Tata_Starbucks"><text:span text:style-name="T6">https://en.wikipedia.org/wiki/Tata_Starbucks</text:span></text:a><text:span text:style-name="T7"><text:line-break/></text:span></text:p>
        </text:list-item>
        <text:list-item>
          <text:p text:style-name="P4"><text:span text:style-name="T8">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9">http://everythingexperiential.businessworld.in/article/We-need-to-look-at-marketing-as-an-experience-rather-than-a-transaction-Deepa-Krishnan-Starbucks-India/05-03-2020-185596/</text:span></text:a><text:span text:style-name="T10"><text:s/>(March 2020)</text:span></text:p>
        </text:list-item>
        <text:list-item>
          <text:p text:style-name="P5"><text:a xlink:href="https://www.indiatoday.in/education-today/featurephilia/story/meet-starbucks-marketing-brain-growth-india-963235-2017-03-01"><text:span text:style-name="T11">https://www.indiatoday.in/education-today/featurephilia/story/meet-starbucks-marketing-brain-growth-india-963235-2017-03-01</text:span></text:a><text:span text:style-name="T12"><text:s/>(January 2018) </text:span></text:p>
        </text:list-item>
        <text:list-item>
          <text:p text:style-name="P5"><text:a xlink:href="https://brandequity.economictimes.indiatimes.com/news/marketing/for-starbucks-india-it-is-all-about-creating-the-third-place-experience/56140266"><text:span text:style-name="T13">https://brandequity.economictimes.indiatimes.com/news/marketing/for-starbucks-india-it-is-all-about-creating-the-third-place-experience/56140266</text:span></text:a><text:span text:style-name="T14"><text:s/>(December 2016) </text:span></text:p>
        </text:list-item>
        <text:list-item>
          <text:p text:style-name="P6"><text:a xlink:href="https://stories.starbucks.com/stories/2012/starbucks-announces-beverage-innovation-using-green-coffee-extract-with-sta/"><text:span text:style-name="T15">https://stories.starbucks.com/stories/2012/starbucks-announces-beverage-innovation-using-green-coffee-extract-with-sta/</text:span></text:a><text:span text:style-name="T16"><text:s/></text:span><text:span text:style-name="T17"/></text:p>
        </text:list-item>
      </text:list>
      <text:p text:style-name="P7"><text:span text:style-name="T17"/></text:p>
      <text:list text:style-name="L8">
        <text:list-item>
          <text:p text:style-name="P8"><text:span text:style-name="T18">Starbucks India menu (without prices):<text:s/></text:span><text:a xlink:href="https://www.starbucks.in/menu-list"><text:span text:style-name="T19">https://www.starbucks.in/menu-list</text:span></text:a><text:span text:style-name="T20"><text:s/></text:span><text:span text:style-name="T21"/></text:p>
        </text:list-item>
      </text:list>
      <text:p text:style-name="P9"><text:span text:style-name="T21"/></text:p>
      <text:list text:style-name="L10">
        <text:list-item>
          <text:p text:style-name="P10"><text:span text:style-name="T22">Starbucks CP, New Delhi menu:<text:s/></text:span><text:a xlink:href="https://magicpin.in/New-Delhi/Connaught-Place-(Cp)/Restaurant/Starbucks/store/1217/menu/"><text:span text:style-name="T23">https://magicpin.in/New-Delhi/Connaught-Place-(Cp)/Restaurant/Starbucks/store/1217/menu/</text:span></text:a><text:span text:style-name="T24"><text:s/></text:span><text:span text:style-name="T25"><text:line-break/></text:span></text:p>
        </text:list-item>
        <text:list-item>
          <text:p text:style-name="P10"><text:span text:style-name="T26">Starbucks Corporation’s Marketing Mix (4Ps) Analysis (2019):<text:s/></text:span><text:a xlink:href="http://panmore.com/starbucks-coffee-marketing-mix-4ps-analysis"><text:span text:style-name="T27">http://panmore.com/starbucks-coffee-marketing-mix-4ps-analysis</text:span></text:a><text:span text:style-name="T28"><text:s/></text:span><text:span text:style-name="T29"><text:line-break/></text:span></text:p>
        </text:list-item>
        <text:list-item>
          <text:p text:style-name="P10"><text:span text:style-name="T30">Starbucks India Marketing Strategy (2016):<text:s/></text:span><text:a xlink:href="https://www.slideshare.net/Rjrockzcool/starbucks-india-marketing-strategy"><text:span text:style-name="T31">https://www.slideshare.net/Rjrockzcool/starbucks-india-marketing-strategy</text:span></text:a><text:span text:style-name="T32"><text:s text:c="2"/><text:line-break/></text:span></text:p>
        </text:list-item>
        <text:list-item>
          <text:p text:style-name="P10"><text:span text:style-name="T32">Entry of Starbucks in Indian Market (2016):<text:s/></text:span><text:a xlink:href="https://www.researchgate.net/publication/316600552_Case_Study-_Entry_of_Starbucks_in_Indian_Market"><text:span text:style-name="T33">https://www.researchgate.net/publication/316600552_Case_Study-_Entry_of_Starbucks_in_Indian_Market</text:span></text:a><text:span text:style-name="T34"><text:s/></text:span><text:span text:style-name="T35"><text:line-break/></text:span></text:p>
        </text:list-item>
        <text:list-item>
          <text:p text:style-name="P10"><text:span text:style-name="T36">Starbucks Marketing Analysis (2015):<text:s/></text:span><text:a xlink:href="https://www.semanticscholar.org/paper/Starbucks-Marketing-Analysis-Katerina/1d21b5743764f3196cddcb95925059695dad6eeb"><text:span text:style-name="T37">https://www.semanticscholar.org/paper/Starbucks-Marketing-Analysis-Katerina/1d21b5743764f3196cddcb95925059695dad6eeb</text:span></text:a><text:span text:style-name="T38"><text:s/></text:span><text:span text:style-name="T39"><text:line-break/></text:span></text:p>
        </text:list-item>
        <text:list-item>
          <text:p text:style-name="P10"><text:span text:style-name="T40">Strategic Marketing: A Case Study of Starbucks (2015):<text:s/></text:span><text:a xlink:href="https://www.slideshare.net/YeeJieNg/bumkt6923grouppresentation"><text:span text:style-name="T41">https://www.slideshare.net/YeeJieNg/bumkt6923grouppresentation</text:span></text:a><text:span text:style-name="T42"><text:s/></text:span><text:span text:style-name="T43"><text:line-break/></text:span></text:p>
        </text:list-item>
        <text:list-item>
          <text:p text:style-name="P10"><text:span text:style-name="T44">Strategic Analysis of Starbucks Corporation (2014):<text:s/></text:span><text:a xlink:href="https://scholar.harvard.edu/files/nithingeereddy/files/starbucks_case_analysis.pdf"><text:span text:style-name="T45">https://scholar.harvard.edu/files/nithingeereddy/files/starbucks_case_analysis.pdf</text:span></text:a><text:span text:style-name="T46"><text:s/></text:span><text:span text:style-name="T47"><text:line-break/></text:span></text:p>
        </text:list-item>
        <text:list-item>
          <text:p text:style-name="P10"><text:span text:style-name="T48">Other links:</text:span></text:p>
        </text:list-item>
        <text:list-item>
          <text:p text:style-name="P11"><text:a xlink:href="http://science.knote.com/2014/10/28/starbucks-productivity-secrets/"><text:span text:style-name="T49">http://science.knote.com/2014/10/28/starbucks-productivity-secrets/</text:span></text:a><text:span text:style-name="T50"><text:s/></text:span></text:p>
        </text:list-item>
        <text:list-item>
          <text:p text:style-name="P12"><text:a xlink:href="http://panmore.com/starbucks-coffee-operations-management-10-decisions-areas-productivity"><text:span text:style-name="T51">http://panmore.com/starbucks-coffee-operations-management-10-decisions-areas-productivity</text:span></text:a><text:span text:style-name="T52"><text:s text:c="2"/></text:span></text:p>
        </text:list-item>
        <text:list-item>
          <text:p text:style-name="P12"><text:a xlink:href="https://www.businessinsider.in/retail/5-ways-Starbucks-entices-you-to-spend-more-money/articleshow/46239542.cms"><text:span text:style-name="T53">https://www.businessinsider.in/retail/5-ways-Starbucks-entices-you-to-spend-more-money/articleshow/46239542.cms</text:span></text:a><text:span text:style-name="T54"><text:s text:c="2"/></text:span></text:p>
        </text:list-item>
        <text:list-item>
          <text:p text:style-name="P12"><text:a xlink:href="https://www.business-standard.com/article/companies/starbucks-steps-up-its-india-game-116020301281_1.html"><text:span text:style-name="T55">https://www.business-standard.com/article/companies/starbucks-steps-up-its-india-game-116020301281_1.html</text:span></text:a><text:span text:style-name="T56"><text:s/></text:span></text:p>
        </text:list-item>
      </text:list>
      <text:p text:style-name="P13"><text:span text:style-name="T57">Questions on Product</text:span></text:p>
      <text:p text:style-name="P14"><text:span text:style-name="T57">Q1:</text:span><text:span text:style-name="T58"><text:s/>What is the core product of Starbucks?</text:span></text:p>
      <text:p text:style-name="P15"><text:span text:style-name="T59">A1:</text:span><text:span text:style-name="T60"><text:s/>Starbucks Lifestyle-Sophisticated, trendy, community</text:span></text:p>
      <text:p text:style-name="P16"><text:span text:style-name="T61">Q2:</text:span><text:span text:style-name="T62"><text:s/>What are the actual and augmented products of Starbucks?</text:span></text:p>
      <text:p text:style-name="P17"><text:span text:style-name="T63">A2:</text:span><text:span text:style-name="T64"><text:s text:c="2"/></text:span><text:span text:style-name="T65"><text:s/></text:span><text:span text:style-name="T66"><text:s/>Actual products<text:s text:c="2"/>- Starbucks Brand ,Collectibles (mugs,thermos),Store layout (sofs,chairs,..),coffee making equipment</text:span></text:p>
      <text:p text:style-name="P17"><text:span text:style-name="T66">Augmented products - Lighting, in-store-music, decorations,prepaid Starbucks card</text:span></text:p>
      <text:p text:style-name="P18"><text:span text:style-name="T67">Q3:</text:span><text:span text:style-name="T68"><text:s/>What are the various product categories offered by Starbucks?</text:span></text:p>
      <text:p text:style-name="P19"><text:span text:style-name="T69">A3:</text:span><text:span text:style-name="T70"><text:s/>Coffee,Tea,Baked goods,Frappuccino,Smoothies,Other foods and beverages,Merchandise (mugs, instant coffee, etc.)</text:span></text:p>
      <text:p text:style-name="P20"><text:span text:style-name="T71">Q4:</text:span><text:span text:style-name="T72"><text:s/>How has Starbucks adapted its product offering to suit the Indian market?</text:span></text:p>
      <text:p text:style-name="P21"><text:span text:style-name="T73">A4:</text:span><text:span text:style-name="T74">All espressos sold in Indian outlets are made from<text:s/></text:span><text:span text:style-name="T75">Indian roasted coffee beans<text:s/></text:span><text:span text:style-name="T76">supplied by Tata Coffee</text:span><text:span text:style-name="T77"><text:s/>.Sarbucks in India has some<text:s/></text:span><text:span text:style-name="T78">Indian-style product offerings<text:s/></text:span><text:span text:style-name="T79">such as Tandoori Paneer Roll, Chocolate Rossomalai Mousse, Malai Chom Chom Tiramisu, Elaichi Mewa Croissant, Chicken Kathi Roll and Murg Tikka Panini to suit Indian customers.Starbucks also sells<text:s/></text:span><text:span text:style-name="T80">Himalayan bottled mineral water<text:s/></text:span><text:span text:style-name="T81">attracting the authentic taste customers.</text:span></text:p>
      <text:p text:style-name="P21"><text:span text:style-name="T82">Q5:</text:span><text:span text:style-name="T83"><text:s/>How has Starbucks introduced healthy products in its range?</text:span></text:p>
      <text:p text:style-name="P21"><text:span text:style-name="T84">A5:</text:span><text:span text:style-name="T85"><text:s/>Keeping in mind change in Consumer tastes and lifestyle choices: The shift of consumers toward more healthy products and the risk of coffee culture ,Proactive shift in menu has been made towards more organic and healthy products mix.For Eg..,The smoothies at Starbucks are packed with whey protein and fibre powder.</text:span></text:p>
      <text:p text:style-name="P22"><text:span text:style-name="T86">Q6:</text:span><text:span text:style-name="T87"><text:s/>Mention an innovation by Starbucks with regard to an existing product.</text:span></text:p>
      <text:p text:style-name="P23"><text:span text:style-name="T87">A6:The introduction of the<text:s/></text:span><text:span text:style-name="T88">Starbucks Refreshers beverages<text:s/></text:span><text:span text:style-name="T89">brand platform - using a new breakthrough coffee experience using<text:s/></text:span><text:span text:style-name="T90">green coffee extract</text:span><text:span text:style-name="T91">, resulting in thirst-quenching, delicious, low calorie refreshment with a boost of natural energy from caffeine and fruit juice.</text:span></text:p>
      <text:p text:style-name="P24"><text:span text:style-name="T92">Q7:</text:span><text:span text:style-name="T93"><text:s/>What are some partnerships that Starbucks has entered, from the point of view of product?</text:span></text:p>
      <text:p text:style-name="P25"><text:span text:style-name="T94">A7:</text:span><text:span text:style-name="T95"><text:s/>Starbucks added the Frappuccino line after it acquired The Coffee Connection in 1994 </text:span></text:p>
      <text:p text:style-name="P25"><text:span text:style-name="T96"/></text:p>
      <text:p text:style-name="P26"><text:span text:style-name="T96"/></text:p>
      <text:p text:style-name="P27"><text:span text:style-name="T97">Questions on Price</text:span></text:p>
      <text:p text:style-name="P28"><text:span text:style-name="T97">Q1:</text:span><text:span text:style-name="T98"><text:s/>What is the most expensive coffee that Starbucks in CP sells?</text:span></text:p>
      <text:p text:style-name="P29"><text:span text:style-name="T99">A1:</text:span><text:span text:style-name="T100"><text:s/>Caramel Praline Latte Venti (in Espresso)</text:span></text:p>
      <text:p text:style-name="P30"><text:span text:style-name="T101">Q2:</text:span><text:span text:style-name="T102"><text:s text:c="2"/>What is the least expensive coffee that Starbucks in CP sells?</text:span></text:p>
      <text:p text:style-name="P31"><text:span text:style-name="T103">A2:</text:span><text:span text:style-name="T104"><text:s/></text:span><text:span text:style-name="T105">Espresso solo,Espresso<text:s text:c="2"/>Macchiato solo</text:span><text:span text:style-name="T106"/></text:p>
      <text:p text:style-name="P32"><text:span text:style-name="T107">Q3:</text:span><text:span text:style-name="T108"><text:s/>Which of the following pricing strategies does Starbucks follow? Justify your answer.</text:span></text:p>
      <text:list text:style-name="L33">
        <text:list-item>
          <text:p text:style-name="P33"><text:span text:style-name="T108">Economy pricing strategy</text:span></text:p>
        </text:list-item>
        <text:list-item>
          <text:p text:style-name="P34"><text:span text:style-name="T108">Penetration pricing strategy</text:span></text:p>
        </text:list-item>
        <text:list-item>
          <text:p text:style-name="P34"><text:span text:style-name="T108">Skimming pricing strategy</text:span></text:p>
        </text:list-item>
        <text:list-item>
          <text:p text:style-name="P35"><text:span text:style-name="T108">Premium pricing strategy</text:span></text:p>
        </text:list-item>
      </text:list>
      <text:p text:style-name="P36"><text:span text:style-name="T109">A3:</text:span><text:span text:style-name="T110"><text:s/></text:span><text:span text:style-name="T111">Premium pricing strategy</text:span><text:span text:style-name="T112">.Even though products are more expensive than most competing products, such as McDonald’s Premium Roast,the demand still does not reduce.The company stil strives to develop and actually provide high quality products and satisfactory customer experience in its coffeehouses. </text:span></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6"><text:span text:style-name="T113"/></text:p>
      <text:p text:style-name="P37"><text:span text:style-name="T113"/></text:p>
      <text:p text:style-name="P38"><text:span text:style-name="T114">Questions on Place</text:span></text:p>
      <text:p text:style-name="P39"><text:span text:style-name="T114">Q1:</text:span><text:span text:style-name="T115"><text:s/>How many cities in India have at least one Starbucks store?</text:span></text:p>
      <text:p text:style-name="P40"><text:span text:style-name="T116">A1:</text:span><text:span text:style-name="T117"><text:s/>46</text:span></text:p>
      <text:p text:style-name="P41"><text:span text:style-name="T118">Q2:</text:span><text:span text:style-name="T119"><text:s/>What is the total number of Starbucks stores in India?</text:span></text:p>
      <text:p text:style-name="P42"><text:span text:style-name="T120">A2:</text:span><text:span text:style-name="T121"><text:s/>254</text:span></text:p>
      <text:p text:style-name="P43"><text:span text:style-name="T122">Q3:</text:span><text:span text:style-name="T123"><text:s/>Which cities in India tend to have a Starbucks store? Why?</text:span></text:p>
      <text:p text:style-name="P44"><text:span text:style-name="T124">A3:</text:span><text:span text:style-name="T125"><text:s/>Major Metropolitan cities like Delhi,Bangalore,Pune etc have Starbucks.Increasing standards of living,westernization , its brand value etc are increasing demand for coffee culture.Many Tier-II,III cities also have.</text:span></text:p>
      <text:p text:style-name="P45"><text:span text:style-name="T126">Q4:</text:span><text:span text:style-name="T127"><text:s/>Mention an innovation by Starbucks with regard to its store strategy.</text:span></text:p>
      <text:p text:style-name="P46"><text:span text:style-name="T128">A4: brick-and-mortar coffeehouses<text:s/></text:span><text:span text:style-name="T129">for better in-store experience.</text:span></text:p>
      <text:p text:style-name="P46"><text:span text:style-name="T129">Thin strip of counter between the customers and its coffee machines, which makes the ordering process feel more inviting.</text:span></text:p>
      <text:p text:style-name="P47"><text:span text:style-name="T130">Q5:</text:span><text:span text:style-name="T131"><text:s/>What are some partnerships that Starbucks has entered, from the point of view of the place?</text:span></text:p>
      <text:p text:style-name="P48"><text:span text:style-name="T132">A5:</text:span><text:span text:style-name="T133"><text:s/>Starbucks has entered into partnership with Tata Global Beverages in India<text:s text:c="2"/>(considering the good will of Tatas in India and India one of the fastest growing exconomies, this can be regarding a good strategy from the point of view of the place )</text:span></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8"><text:span text:style-name="T134"/></text:p>
      <text:p text:style-name="P49"><text:span text:style-name="T134"/></text:p>
      <text:p text:style-name="P50"><text:span text:style-name="T135">Questions on Promotion</text:span></text:p>
      <text:p text:style-name="P51"><text:span text:style-name="T135">Q1:</text:span><text:span text:style-name="T136"><text:s/>What is the primary means of promotion for Starbucks?</text:span></text:p>
      <text:p text:style-name="P52"><text:span text:style-name="T137">A1:</text:span><text:span text:style-name="T138"><text:s/>Word-of-mouth marketing</text:span></text:p>
      <text:p text:style-name="P53"><text:span text:style-name="T139">Q2:</text:span><text:span text:style-name="T140"><text:s/>How does Starbucks go about executing its primary means of promotion?</text:span></text:p>
      <text:p text:style-name="P54"><text:span text:style-name="T141">A2:</text:span><text:span text:style-name="T142"><text:s/>Starbucks Foundation helps communities in promoting the company’s brands. Starbucks Corporation’s marketing mix shows the core significance of word-of-mouth marketing, advertising, and the supporting roles of public relations and sales promotions for the business.</text:span></text:p>
      <text:p text:style-name="P55"><text:span text:style-name="T143">Q3:</text:span><text:span text:style-name="T144"><text:s/>What is meant by ‘Third Place’ in the context of the marketing strategy of Starbucks?</text:span></text:p>
      <text:p text:style-name="P56"><text:span text:style-name="T145">A3:</text:span><text:span text:style-name="T146"><text:s/>Starbucks in India is trying to build up what they call as the ‘third place’ experience, where they want their consumers to<text:s/></text:span><text:span text:style-name="T147">come for the coffee, stay for the warmth and return for the human connection</text:span><text:span text:style-name="T148">.</text:span></text:p>
      <text:p text:style-name="P57"><text:span text:style-name="T149">Q4:</text:span><text:span text:style-name="T150"><text:s/>What is meant by ‘Fourth Place” in the context of the marketing strategy of Starbucks?</text:span></text:p>
      <text:p text:style-name="P58"><text:span text:style-name="T151">A4:</text:span><text:span text:style-name="T152"><text:s/>“fourth” place would be created based on the social media concepts(digital world/marketing)."Digital for us"is the '4th Place' after home, work and Starbucks coffee house.</text:span></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8"><text:span text:style-name="T153"/></text:p>
      <text:p text:style-name="P59"><text:span text:style-name="T154">Questions on People</text:span></text:p>
      <text:p text:style-name="P60"><text:span text:style-name="T154">Q1:<text:s/></text:span><text:span text:style-name="T155">What are the primary target customer segments for Starbucks?</text:span></text:p>
      <text:p text:style-name="P60"><text:span text:style-name="T156">A1: younger generation of age 16-40years</text:span><text:span text:style-name="T157"/></text:p>
      <text:p text:style-name="P61"><text:span text:style-name="T158">Q2:</text:span><text:span text:style-name="T159"><text:s/>What is the connection between the target customer segments for Starbucks and its choice of price and place?</text:span></text:p>
      <text:p text:style-name="P62"><text:span text:style-name="T160">A2:</text:span><text:span text:style-name="T161"><text:s/>Younger generation is more prone to visit<text:s/></text:span><text:span text:style-name="T162">cafes</text:span><text:span text:style-name="T163">(</text:span><text:span text:style-name="T164">Out-of-home Coffee</text:span><text:span text:style-name="T165">).Rating for coffee outside home is better than Drinking Culture catching tea outside home.This is being the point of drive for in-store coffee chains mainly.Keeping in mind young consumers with high disposable incomes,prices are designed.</text:span></text:p>
      <text:p text:style-name="P63"><text:span text:style-name="T166">Q3:</text:span><text:span text:style-name="T167"><text:s/>What are Starbucks employees called?</text:span></text:p>
      <text:p text:style-name="P64"><text:span text:style-name="T168">A3:</text:span><text:span text:style-name="T169"><text:s/></text:span><text:span text:style-name="T170">Starbucks<text:s/></text:span><text:span text:style-name="T171">employees are called<text:s/></text:span><text:span text:style-name="T172">partners<text:s/></text:span><text:span text:style-name="T173">and<text:s text:c="2"/>are treated with respect and dignity. </text:span></text:p>
      <text:p text:style-name="P65"><text:span text:style-name="T174">Q4:</text:span><text:span text:style-name="T175"><text:s/>Mention an innovation by Starbucks with regard to its employee training.</text:span></text:p>
      <text:p text:style-name="P66"><text:span text:style-name="T176">A4:</text:span><text:span text:style-name="T177"><text:s/>-Tata Starbucks Limited is working on initiatives like promotion of responsible agronomy practices and training of local farmers, technicians and agronomists to improve their coffeegrowing- and milling skills.Creating knowledge based emplyees.</text:span></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8"/></text:p>
      <text:p text:style-name="P66"><text:span text:style-name="T179">Questions on Physical Evidence</text:span></text:p>
      <text:p text:style-name="P67"><text:span text:style-name="T179">Q1:</text:span><text:span text:style-name="T180"><text:s/>How does the Starbucks store layout contribute to its marketing strategy?</text:span></text:p>
      <text:p text:style-name="P68"><text:span text:style-name="T181">A1:</text:span><text:span text:style-name="T182"><text:s/></text:span><text:span text:style-name="T183">The flagship store in<text:s/></text:span><text:span text:style-name="T184">Hyderabad<text:s/></text:span><text:span text:style-name="T185">– is designed with the elements of<text:s/></text:span><text:span text:style-name="T186">Hyderabadi pearls</text:span><text:span text:style-name="T187">.The flagship store in<text:s/></text:span><text:span text:style-name="T188">Pune<text:s/></text:span><text:span text:style-name="T189">has<text:s/></text:span><text:span text:style-name="T190">copper<text:s/></text:span><text:span text:style-name="T191">elements because the city has a history with copper. It can be noted that no two Starbucks stores look similar and the flagship ones are where a lot of local inspiration can be seen.</text:span><text:span text:style-name="T192">This increases the customers inflow.</text:span><text:span text:style-name="T193"/></text:p>
      <text:p text:style-name="P69"><text:span text:style-name="T194"/></text:p>
      <text:p text:style-name="P70"><text:span text:style-name="T195">Q2:</text:span><text:span text:style-name="T196"><text:s/>What is the Starbucks logo? </text:span></text:p>
      <text:p text:style-name="P71"><text:span text:style-name="T197">A2:</text:span><text:span text:style-name="T198"><text:s/>twin-tailed mermaid (The Siren)</text:span></text:p>
      <text:p text:style-name="P72"><text:span text:style-name="T199">Q3:</text:span><text:span text:style-name="T200"><text:s/>Has the Starbucks logo evolved over time?</text:span></text:p>
      <text:p text:style-name="P73"><text:span text:style-name="T201">A3:</text:span><text:span text:style-name="T202"><text:s/>Yes</text:span></text:p>
      <text:p text:style-name="P74"><text:span text:style-name="T203">Q4:</text:span><text:span text:style-name="T204"><text:s/>Can the Starbucks app be considered part of physical evidence in the 7 Ps framework? Justify your answer.</text:span></text:p>
      <text:p text:style-name="P75"><text:span text:style-name="T205">A4:</text:span><text:span text:style-name="T206"><text:s/>Yes ,as the app contains customers experiences and feedbacks.</text:span></text:p>
      <text:p text:style-name="P75"><text:span text:style-name="T207"/></text:p>
      <text:p text:style-name="P75"><text:span text:style-name="T207"/></text:p>
      <text:p text:style-name="P76"><text:span text:style-name="T207"/></text:p>
      <text:p text:style-name="P77"><text:span text:style-name="T208">Questions on Process</text:span></text:p>
      <text:p text:style-name="P78"><text:span text:style-name="T208">Q1:</text:span><text:span text:style-name="T209"><text:s/>What is the process improvement philosophy that Starbucks adopted a decade ago to improve its productivity? </text:span></text:p>
      <text:p text:style-name="P79"><text:span text:style-name="T210">A1:</text:span><text:span text:style-name="T211"><text:s/>Starbucks adopted<text:s/></text:span><text:span text:style-name="T212">continuous<text:s text:c="2"/>quality improvement</text:span><text:span text:style-name="T213"><text:s/>for both its<text:s/></text:span><text:span text:style-name="T214">menu and the customer experience.<text:s text:c="2"/>High Quality ,human connections , customer satisfaction<text:s/></text:span><text:span text:style-name="T215">has always been its philosophy.Customer experience was enhanced through a warm ,inviting store atmosphere with excellent customer service.</text:span></text:p>
      <text:p text:style-name="P80"><text:span text:style-name="T216">Q2:</text:span><text:span text:style-name="T217"><text:s/>What are some of the key metrics that Starbucks uses to measure in-store productivity?</text:span></text:p>
      <text:p text:style-name="P81"><text:span text:style-name="T218">A2:</text:span><text:span text:style-name="T219"><text:s/>Average order filling duration (Starbucks café productivity),</text:span></text:p>
      <text:p text:style-name="P81"><text:span text:style-name="T219">Weight of coffee beans processed per time (roasting plant productivity),</text:span></text:p>
      <text:p text:style-name="P81"><text:span text:style-name="T219">Equipment repair duration (maintenance productivity)</text:span></text:p>
      <text:p text:style-name="P82"><text:span text:style-name="T2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